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list-style-name=""/>
    <style:style style:name="P2" style:family="paragraph" style:parent-style-name="Heading_20_1">
      <style:paragraph-properties fo:break-before="page"/>
    </style:style>
    <style:style style:name="P3" style:family="paragraph" style:parent-style-name="Heading_20_3">
      <style:text-properties officeooo:paragraph-rsid="001ac9dd"/>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Text_20_body">
      <style:text-properties fo:font-weight="bold" style:font-weight-asian="bold" style:font-weight-complex="bold"/>
    </style:style>
    <style:style style:name="P9" style:family="paragraph" style:parent-style-name="Text_20_body">
      <style:text-properties officeooo:rsid="00187d0a" officeooo:paragraph-rsid="00187d0a"/>
    </style:style>
    <style:style style:name="P10" style:family="paragraph" style:parent-style-name="Text_20_body">
      <style:text-properties officeooo:paragraph-rsid="00187d0a"/>
    </style:style>
    <style:style style:name="P11" style:family="paragraph" style:parent-style-name="Text_20_body">
      <style:text-properties officeooo:rsid="001a7bfb" officeooo:paragraph-rsid="001a7bfb"/>
    </style:style>
    <style:style style:name="P12" style:family="paragraph" style:parent-style-name="Text_20_body">
      <style:text-properties officeooo:paragraph-rsid="001a7bfb"/>
    </style:style>
    <style:style style:name="P13" style:family="paragraph" style:parent-style-name="Text_20_body">
      <style:text-properties officeooo:rsid="001ac9dd" officeooo:paragraph-rsid="001ac9dd"/>
    </style:style>
    <style:style style:name="P14" style:family="paragraph" style:parent-style-name="Text_20_body">
      <style:text-properties officeooo:paragraph-rsid="001b7a7e"/>
    </style:style>
    <style:style style:name="P15" style:family="paragraph" style:parent-style-name="Text_20_body">
      <style:text-properties officeooo:rsid="001bccf8" officeooo:paragraph-rsid="001bccf8"/>
    </style:style>
    <style:style style:name="T1" style:family="text">
      <style:text-properties officeooo:rsid="00173c3b"/>
    </style:style>
    <style:style style:name="T2" style:family="text">
      <style:text-properties officeooo:rsid="0017cfa8"/>
    </style:style>
    <style:style style:name="T3" style:family="text">
      <style:text-properties fo:font-weight="bold" style:font-weight-asian="bold" style:font-weight-complex="bold"/>
    </style:style>
    <style:style style:name="T4" style:family="text">
      <style:text-properties officeooo:rsid="00187d0a"/>
    </style:style>
    <style:style style:name="T5" style:family="text">
      <style:text-properties officeooo:rsid="001a7bfb"/>
    </style:style>
    <style:style style:name="T6" style:family="text">
      <style:text-properties officeooo:rsid="001ac9dd"/>
    </style:style>
    <style:style style:name="T7" style:family="text">
      <style:text-properties officeooo:rsid="001b7a7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apstone <text:span text:style-name="T2">Data Analysis Notebook</text:span></text:h>
      <text:p text:style-name="P11">Use this document as central location for all my notes.</text:p>
      <text:p text:style-name="P11"/>
      <text:h text:style-name="Heading_20_1" text:outline-level="1">Right Now</text:h>
      <text:h text:style-name="Heading_20_2" text:outline-level="2">June 8</text:h>
      <text:p text:style-name="P13">I’m in the analysis phase. Starting to look at the health-related data and making notes so that I understand what I’m looking at.</text:p>
      <text:p text:style-name="P14"><text:span text:style-name="T7">500 Cities dataset measures 27 different health-related data points, by Census Data Tract. I’m using this to give an overview of the city’s health on a Tract-by-Tract basis. These Census Tracts will form the basis of my examination within the city.</text:span></text:p>
      <text:p text:style-name="P15">I’ve plotted the Nashville 500 Cities info in Tableau. This gives me an interactive map that returns result sorted by Category and Short Question Text. Info from this worksheet will be helpful in determining risk factors for people in different areas of town.</text:p>
      <text:p text:style-name="P15"/>
      <text:p text:style-name="P13"/>
      <text:p text:style-name="P13"/>
      <text:h text:style-name="P1" text:outline-level="1"/>
      <text:h text:style-name="P2" text:outline-level="1">500 Cities <text:span text:style-name="T5">Data Files</text:span></text:h>
      <text:p text:style-name="P10">Need to understand what this data is saying. Here <text:span text:style-name="T6">is info</text:span> from the website: <text:a xlink:type="simple" xlink:href="https://www.cdc.gov/500cities" text:style-name="Internet_20_link" text:visited-style-name="Visited_20_Internet_20_Link">https://www.cdc.gov/500cities</text:a></text:p>
      <text:h text:style-name="Heading_20_2" text:outline-level="2">Measures</text:h>
      <text:p text:style-name="P11">The 27 measures include 5 unhealthy behaviors, 13 health outcomes, and 9 prevention practices.</text:p>
      <text:p text:style-name="P11">The measures include major risk behaviors that lead to illness, suffering, and early death related to chronic diseases and conditions, as well as the conditions and diseases that are the most common, costly, and preventable of all health problems.</text:p>
      <text:p text:style-name="P11">Each measure will have a comprehensive definition that includes the background, significance, limitations of the indicator, data source, and limitations of the data resources.</text:p>
      <text:p text:style-name="P12"><text:span text:style-name="T5">Measures will complement existing sets of surveillance indicators that report state, metropolitan area, and county-level data, including County Health Rankings, Chronic Disease Indicators, and Community Health Status Indicators.</text:span></text:p>
      <text:h text:style-name="Heading_20_3" text:outline-level="3">Unhealthy Behaviors</text:h>
      <text:list xml:id="list2030046710" text:style-name="L4">
        <text:list-item>
          <text:p text:style-name="P7">Binge drinking among adults aged ≥18 years</text:p>
        </text:list-item>
        <text:list-item>
          <text:p text:style-name="P7">Current smoking among adults aged ≥18 years</text:p>
        </text:list-item>
        <text:list-item>
          <text:p text:style-name="P7">No leisure-time physical activity among adults aged ≥18 years</text:p>
        </text:list-item>
        <text:list-item>
          <text:p text:style-name="P7">Obesity among adults aged ≥18 years</text:p>
        </text:list-item>
        <text:list-item>
          <text:p text:style-name="P7">Sleeping less than 7 hours among adults aged ≥18 years</text:p>
        </text:list-item>
      </text:list>
      <text:h text:style-name="Heading_20_3" text:outline-level="3">Health Outcomes</text:h>
      <text:list xml:id="list3679327031" text:style-name="L3">
        <text:list-item>
          <text:p text:style-name="P6">Arthritis among adults aged ≥18 years</text:p>
        </text:list-item>
        <text:list-item>
          <text:p text:style-name="P6">Current asthma among adults aged ≥18 years</text:p>
        </text:list-item>
        <text:list-item>
          <text:p text:style-name="P6">High blood pressure among adults aged ≥18 years</text:p>
        </text:list-item>
        <text:list-item>
          <text:p text:style-name="P6">Cancer (excluding skin cancer) among adults aged ≥18 years</text:p>
        </text:list-item>
        <text:list-item>
          <text:p text:style-name="P6">High cholesterol among adults aged ≥18 years who have been screened in the past 5 years</text:p>
        </text:list-item>
        <text:list-item>
          <text:p text:style-name="P6">Chronic kidney disease among adults aged ≥18 years</text:p>
        </text:list-item>
        <text:list-item>
          <text:p text:style-name="P6">Chronic obstructive pulmonary disease among adults aged ≥18 years</text:p>
        </text:list-item>
        <text:list-item>
          <text:p text:style-name="P6">Coronary heart disease among adults aged ≥18 years</text:p>
        </text:list-item>
        <text:list-item>
          <text:p text:style-name="P6">Diagnosed diabetes among adults aged ≥18 years</text:p>
        </text:list-item>
        <text:list-item>
          <text:p text:style-name="P6">Mental health not good for ≥14 days among adults aged ≥18 years</text:p>
        </text:list-item>
        <text:list-item>
          <text:p text:style-name="P6">Physical health not good for ≥14 days among adults aged ≥18 years</text:p>
        </text:list-item>
        <text:list-item>
          <text:p text:style-name="P6">All teeth lost among adults aged ≥65 years</text:p>
        </text:list-item>
        <text:list-item>
          <text:p text:style-name="P6">Stroke among adults aged ≥18 years</text:p>
        </text:list-item>
      </text:list>
      <text:h text:style-name="P3" text:outline-level="3"><text:soft-page-break/>Prevention</text:h>
      <text:list xml:id="list4092285521" text:style-name="L2">
        <text:list-item>
          <text:p text:style-name="P5">Current lack of health insurance among adults aged 18-64 years</text:p>
        </text:list-item>
        <text:list-item>
          <text:p text:style-name="P5">Visits to doctor for routine checkup within the past year among adults aged ≥18 years</text:p>
        </text:list-item>
        <text:list-item>
          <text:p text:style-name="P5">Visits to dentist or dental clinic among adults aged ≥18 years</text:p>
        </text:list-item>
        <text:list-item>
          <text:p text:style-name="P5">Taking medicine for high blood pressure control among adults aged ≥18 years with high blood pressure</text:p>
        </text:list-item>
        <text:list-item>
          <text:p text:style-name="P5">Cholesterol screening among adults aged ≥18 years</text:p>
        </text:list-item>
        <text:list-item>
          <text:p text:style-name="P5">Mammography use among women aged 50-74 years</text:p>
        </text:list-item>
        <text:list-item>
          <text:p text:style-name="P5">Papanicolaou smear use among adult women aged 21-65 years</text:p>
        </text:list-item>
        <text:list-item>
          <text:p text:style-name="P5">Fecal occult blood test, sigmoidoscopy, or colonoscopy among adults aged 50-75 years</text:p>
        </text:list-item>
        <text:list-item>
          <text:p text:style-name="P5">Older adults aged ≥65 years who are up to date on a core set of clinical preventive services (Men: Flu shot past year, Pneumococcal polysaccharides vaccine (PPV) shot ever, Colorectal cancer screening; Women: Same as above, and Mammogram past 2 years)</text:p>
        </text:list-item>
      </text:list>
      <text:h text:style-name="Heading_20_2" text:outline-level="2">Measure Definitions</text:h>
      <text:p text:style-name="P12"><text:span text:style-name="T4">Measure Definitions are divided into the three Areas below. Each Area contains info on the 27 measures.</text:span></text:p>
      <text:list xml:id="list3550920880" text:style-name="L1">
        <text:list-item>
          <text:p text:style-name="P4">Health Outcomes</text:p>
        </text:list-item>
        <text:list-item>
          <text:p text:style-name="P4">Prevention</text:p>
        </text:list-item>
        <text:list-item>
          <text:p text:style-name="P4">Unhealthy Behaviors</text:p>
        </text:list-item>
      </text:list>
      <text:h text:style-name="Heading_20_3" text:outline-level="3">Measure Definitions <text:span text:style-name="T5">Sample</text:span>: Health Outcomes <text:span text:style-name="T4">for Arthritis</text:span></text:h>
      <text:p text:style-name="Text_20_body"><text:span text:style-name="T3">Demographic group</text:span><text:tab/></text:p>
      <text:p text:style-name="Text_20_body">Resident adults aged ≥18 years.</text:p>
      <text:p text:style-name="P8">Numerator</text:p>
      <text:p text:style-name="Text_20_body">Respondents aged ≥18 years who report having been told by a doctor, nurse, or other health professional that they had arthritis.</text:p>
      <text:p text:style-name="P8">Denominator</text:p>
      <text:p text:style-name="Text_20_body">Respondents aged ≥18 years who answered “yes” or “no” to the following question: “Have you ever been told by a doctor, nurse, or other health professional that you have some form of arthritis, rheumatoid arthritis, gout, lupus, or fibromyalgia?” (excluding those who refused to answer, had a missing answer, or answered “don’t know/not sure”).</text:p>
      <text:p text:style-name="P8">Measures of frequency</text:p>
      <text:p text:style-name="Text_20_body">Annual prevalence (years 2011–2015) with 95% confidence intervals and by demographic characteristics when feasible.</text:p>
      <text:p text:style-name="P8">Time period of case definition</text:p>
      <text:p text:style-name="Text_20_body"><text:soft-page-break/>Lifetime.</text:p>
      <text:p text:style-name="Text_20_body"><text:span text:style-name="T3">Background</text:span><text:tab/></text:p>
      <text:p text:style-name="Text_20_body">An estimated 52.5 million adults have physician-diagnosed arthritis, and 22.7 million report arthritis-attributable activity limitations (1). As the population ages, arthritis is expected to affect an estimated 67 million adults in the United States by 2030 (2). In 2003, arthritis cost an estimated $128 billion in direct medical and indirect costs (3).</text:p>
      <text:p text:style-name="Text_20_body"><text:span text:style-name="T3">Significance</text:span><text:tab/></text:p>
      <text:p text:style-name="Text_20_body">Monitoring the prevalence and public health effects of arthritis are important for estimating the state-specific need for interventions that reduce symptoms, improve physical function, and improve the quality of life for persons with arthritis. These interventions include self-management education programs that have been shown to reduce pain and improve psychological health and health behaviors and physical activity programs that have been shown to improve physical function, mental health, and quality of life.</text:p>
      <text:p text:style-name="Text_20_body"><text:span text:style-name="T3">Limitations of indicator</text:span><text:tab/></text:p>
      <text:p text:style-name="Text_20_body">Physician-diagnosed arthritis is self-reported in the Behavioral Risk Factor Surveillance System and was not confirmed by a health-care provider or objective monitoring; however, such self-reports have been shown to be acceptable for surveillance purposes (4) (despite minor changes made in 2011 to the case-finding question to include arthritis on the chronic conditions core).</text:p>
      <text:p text:style-name="Text_20_body"><text:span text:style-name="T3">Data resources</text:span><text:tab/></text:p>
      <text:p text:style-name="Text_20_body">Behavioral Risk Factor Surveillance System (BRFSS).</text:p>
      <text:p text:style-name="Text_20_body">In addition, CDC typically provides this estimate in standard arthritis BRFSS tables produced for each state for odd-numbered years. Unadjusted data are usually presented in these tables to provide actual estimates to help in state-level program planning.</text:p>
      <text:p text:style-name="Text_20_body"><text:span text:style-name="T3">Limitations of data resources</text:span><text:tab/></text:p>
      <text:p text:style-name="Text_20_body">As with all self-reported sample surveys, BRFSS data might be subject to systematic error resulting from non-coverage, nonresponse, or measurement bias. <text:s/>In an effort to address non-coverage issues related to phone use, BRFSS began including cell phone interviews in the 2011 data collection. Due to changes in sampling and weighting methodology, 2011 is a new baseline for BRFSS, and comparisons with prior year data are inappropriate.</text:p>
      <text:p text:style-name="P8">Related</text:p>
      <text:p text:style-name="P9">dfdfdf</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color="#000000" style:font-name="Liberation Sans Narrow" fo:font-family="'Liberation Sans Narrow'" style:font-style-name="Regular" style:font-family-generic="swiss" style:font-pitch="variable" fo:font-size="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73c3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file-name text:display="full">/Users/landrybutler/github/da2capstone/notebooks/Capstone Data Analysis Notes.odt</text:file-name><text:tab/><text:tab/><text:page-number text:select-page="current">4</text:page-number> <text:span text:style-name="MT1">of </text:span><text:span text:style-name="MT1"><text:page-count>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6-08T12:18:55.655394403</meta:creation-date>
    <dc:title>Default Template</dc:title>
    <meta:editing-duration>PT1H3M54S</meta:editing-duration>
    <meta:editing-cycles>5</meta:editing-cycles>
    <meta:generator>LibreOffice/6.3.0.4$MacOSX_X86_64 LibreOffice_project/057fc023c990d676a43019934386b85b21a9ee99</meta:generator>
    <meta:initial-creator>Landry Butler</meta:initial-creator>
    <dc:date>2020-06-08T13:33:19.283567424</dc:date>
    <dc:creator>Landry Butler</dc:creator>
    <meta:document-statistic meta:table-count="0" meta:image-count="0" meta:object-count="0" meta:page-count="4" meta:paragraph-count="74" meta:word-count="1009" meta:character-count="6446" meta:non-whitespace-character-count="5533"/>
    <meta:template xlink:type="simple" xlink:actuate="onRequest" xlink:title="Default Template" xlink:href="../../../../Library/Application%20Support/LibreOffice/4/user/template/Default%20Template.ott" meta:date="2020-06-08T12:18:55.321166796"/>
  </office:meta>
</office:document-meta>
</file>